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326762" text:style-name="L1">
        <text:list-item>
          <text:p text:style-name="P1">Git was invented <text:s/>by <text:s/>Linus Torvalds to support the development of the Linux ® kernel, but it has since proven valuable to a wide range of projec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902in" fo:margin-right="0.490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Git interest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nad N</meta:initial-creator>
    <meta:creation-date>2012-12-11T10:18:10.66</meta:creation-date>
    <dc:date>2012-12-11T16:27:12.83</dc:date>
    <dc:creator>Nenad N</dc:creator>
    <meta:editing-duration>PT6H9M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30" meta:character-count="164"/>
  </office:meta>
</office:document-meta>
</file>